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1pt"/>
    </style:style>
    <style:style style:name="co2" style:family="table-column">
      <style:table-column-properties fo:break-before="auto" style:column-width="18.85pt"/>
    </style:style>
    <style:style style:name="co3" style:family="table-column">
      <style:table-column-properties fo:break-before="auto" style:column-width="33.31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order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number-columns-repeated="2" table:default-cell-style-name="ce2"/>
        <table:table-row table:style-name="ro1">
          <table:table-cell office:value-type="string" calcext:value-type="string">
            <text:p>Initial cash</text:p>
          </table:table-cell>
          <table:table-cell table:number-columns-repeated="5"/>
          <table:table-cell table:style-name="Default" office:value-type="float" office:value="1000000" calcext:value-type="float">
            <text:p>1000000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Stock/Price</text:p>
          </table:table-cell>
          <table:table-cell table:style-name="Default"/>
          <table:table-cell table:style-name="Default" office:value-type="string" calcext:value-type="string">
            <text:p>Portfolio val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float" office:value="43.356891" calcext:value-type="float">
            <text:p>43.356891</text:p>
          </table:table-cell>
          <table:table-cell table:formula="of:=[.F3]*[.G3]" office:value-type="float" office:value="65035.3365" calcext:value-type="float">
            <text:p>65035.34</text:p>
          </table:table-cell>
          <table:table-cell table:formula="of:=IF([.E3]=&quot;Buy&quot;;[.G1]-[.H3])" office:value-type="float" office:value="934964.6635" calcext:value-type="float">
            <text:p>934964.6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float" office:value="43.765831" calcext:value-type="float">
            <text:p>43.765831</text:p>
          </table:table-cell>
          <table:table-cell table:formula="of:=[.F4]*[.G4]" office:value-type="float" office:value="65648.7465" calcext:value-type="float">
            <text:p>65648.75</text:p>
          </table:table-cell>
          <table:table-cell table:formula="of:=IF([.F4]=&quot;Buy&quot;;[.I3]-[.H4];[.I3]+[.H4])" office:value-type="float" office:value="1000613.41" calcext:value-type="float">
            <text:p>1000613.4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uy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float" office:value="117.880554" calcext:value-type="float">
            <text:p>117.880554</text:p>
          </table:table-cell>
          <table:table-cell table:formula="of:=[.F5]*[.G5]" office:value-type="float" office:value="471522.216" calcext:value-type="float">
            <text:p>471522.22</text:p>
          </table:table-cell>
          <table:table-cell table:formula="of:=IF([.E5]=&quot;Buy&quot;;[.I4]-[.H5];[.I4]+[.H5])" office:value-type="float" office:value="529091.194" calcext:value-type="float">
            <text:p>529091.1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62.68223" calcext:value-type="float">
            <text:p>62.68223</text:p>
          </table:table-cell>
          <table:table-cell table:formula="of:=[.F6]*[.G6]" office:value-type="float" office:value="62682.23" calcext:value-type="float">
            <text:p>62682.23</text:p>
          </table:table-cell>
          <table:table-cell table:formula="of:=IF([.E6]=&quot;Buy&quot;;[.I5]-[.H6];[.I5]+[.H6])" office:value-type="float" office:value="466408.964" calcext:value-type="float">
            <text:p>466408.9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4000" calcext:value-type="float">
            <text:p>4000</text:p>
          </table:table-cell>
          <table:table-cell office:value-type="float" office:value="304.02261" calcext:value-type="float">
            <text:p>304.02261</text:p>
          </table:table-cell>
          <table:table-cell table:formula="of:=[.F7]*[.G7]" office:value-type="float" office:value="1216090.44" calcext:value-type="float">
            <text:p>1216090.44</text:p>
          </table:table-cell>
          <table:table-cell table:formula="of:=IF([.E7]=&quot;Buy&quot;;[.I6]-[.H7];[.I6]+[.H7])" office:value-type="float" office:value="1682499.404" calcext:value-type="float">
            <text:p>1682499.4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4000" calcext:value-type="float">
            <text:p>4000</text:p>
          </table:table-cell>
          <table:table-cell office:value-type="float" office:value="306.228271" calcext:value-type="float">
            <text:p>306.228271</text:p>
          </table:table-cell>
          <table:table-cell table:formula="of:=[.F8]*[.G8]" office:value-type="float" office:value="1224913.084" calcext:value-type="float">
            <text:p>1224913.08</text:p>
          </table:table-cell>
          <table:table-cell table:formula="of:=IF([.E8]=&quot;Buy&quot;;[.I7]-[.H8];[.I7]+[.H8])" office:value-type="float" office:value="457586.32" calcext:value-type="float">
            <text:p>457586.3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0" calcext:value-type="float">
            <text:p>1000</text:p>
          </table:table-cell>
          <table:table-cell office:value-type="float" office:value="67.885254" calcext:value-type="float">
            <text:p>67.885254</text:p>
          </table:table-cell>
          <table:table-cell table:formula="of:=[.F9]*[.G9]" office:value-type="float" office:value="67885.254" calcext:value-type="float">
            <text:p>67885.25</text:p>
          </table:table-cell>
          <table:table-cell table:formula="of:=IF([.E9]=&quot;Buy&quot;;[.I8]-[.H9];[.I8]+[.H9])" office:value-type="float" office:value="525471.574" calcext:value-type="float">
            <text:p>525471.5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ell</text:p>
          </table:table-cell>
          <table:table-cell office:value-type="float" office:value="2200" calcext:value-type="float">
            <text:p>2200</text:p>
          </table:table-cell>
          <table:table-cell office:value-type="float" office:value="130.00547" calcext:value-type="float">
            <text:p>130.00547</text:p>
          </table:table-cell>
          <table:table-cell table:formula="of:=[.F10]*[.G10]" office:value-type="float" office:value="286012.034" calcext:value-type="float">
            <text:p>286012.03</text:p>
          </table:table-cell>
          <table:table-cell table:formula="of:=IF([.E10]=&quot;Buy&quot;;[.I9]-[.H10];[.I9]+[.H10])" office:value-type="float" office:value="811483.608" calcext:value-type="float">
            <text:p>811483.6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ell</text:p>
          </table:table-cell>
          <table:table-cell office:value-type="float" office:value="3300" calcext:value-type="float">
            <text:p>3300</text:p>
          </table:table-cell>
          <table:table-cell office:value-type="float" office:value="137.47274" calcext:value-type="float">
            <text:p>137.47274</text:p>
          </table:table-cell>
          <table:table-cell table:formula="of:=[.F11]*[.G11]" office:value-type="float" office:value="453660.042" calcext:value-type="float">
            <text:p>453660.04</text:p>
          </table:table-cell>
          <table:table-cell table:formula="of:=IF([.E11]=&quot;Buy&quot;;[.I10]-[.H11];[.I10]+[.H11])" office:value-type="float" office:value="1265143.65" calcext:value-type="float">
            <text:p>1265143.6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uy</text:p>
          </table:table-cell>
          <table:table-cell office:value-type="float" office:value="1500" calcext:value-type="float">
            <text:p>1500</text:p>
          </table:table-cell>
          <table:table-cell office:value-type="float" office:value="131.84094" calcext:value-type="float">
            <text:p>131.84094</text:p>
          </table:table-cell>
          <table:table-cell table:formula="of:=[.F12]*[.G12]" office:value-type="float" office:value="197761.41" calcext:value-type="float">
            <text:p>197761.41</text:p>
          </table:table-cell>
          <table:table-cell table:formula="of:=IF([.E12]=&quot;Buy&quot;;[.I11]-[.H12];[.I11]+[.H12])" office:value-type="float" office:value="1067382.24" calcext:value-type="float">
            <text:p>1067382.2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200" calcext:value-type="float">
            <text:p>1200</text:p>
          </table:table-cell>
          <table:table-cell office:value-type="float" office:value="41.261547" calcext:value-type="float">
            <text:p>41.261547</text:p>
          </table:table-cell>
          <table:table-cell table:formula="of:=[.F13]*[.G13]" office:value-type="float" office:value="49513.8564" calcext:value-type="float">
            <text:p>49513.86</text:p>
          </table:table-cell>
          <table:table-cell table:formula="of:=IF([.E13]=&quot;Buy&quot;;[.I12]-[.H13];[.I12]+[.H13])" office:value-type="float" office:value="1017868.3836" calcext:value-type="float">
            <text:p>1017868.3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55" calcext:value-type="float">
            <text:p>55</text:p>
          </table:table-cell>
          <table:table-cell office:value-type="float" office:value="63.322201" calcext:value-type="float">
            <text:p>63.322201</text:p>
          </table:table-cell>
          <table:table-cell table:formula="of:=[.F14]*[.G14]" office:value-type="float" office:value="3482.721055" calcext:value-type="float">
            <text:p>3482.72</text:p>
          </table:table-cell>
          <table:table-cell table:formula="of:=IF([.E14]=&quot;Buy&quot;;[.I13]-[.H14];[.I13]+[.H14])" office:value-type="float" office:value="1014385.662545" calcext:value-type="float">
            <text:p>1014385.6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55" calcext:value-type="float">
            <text:p>55</text:p>
          </table:table-cell>
          <table:table-cell office:value-type="float" office:value="63.322201" calcext:value-type="float">
            <text:p>63.322201</text:p>
          </table:table-cell>
          <table:table-cell table:formula="of:=[.F15]*[.G15]" office:value-type="float" office:value="3482.721055" calcext:value-type="float">
            <text:p>3482.72</text:p>
          </table:table-cell>
          <table:table-cell table:formula="of:=IF([.E15]=&quot;Buy&quot;;[.I14]-[.H15];[.I14]+[.H15])" office:value-type="float" office:value="1017868.3836" calcext:value-type="float">
            <text:p>1017868.3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200" calcext:value-type="float">
            <text:p>1200</text:p>
          </table:table-cell>
          <table:table-cell office:value-type="float" office:value="50.13042" calcext:value-type="float">
            <text:p>50.13042</text:p>
          </table:table-cell>
          <table:table-cell table:formula="of:=[.F16]*[.G16]" office:value-type="float" office:value="60156.504" calcext:value-type="float">
            <text:p>60156.50</text:p>
          </table:table-cell>
          <table:table-cell table:formula="of:=IF([.E16]=&quot;Buy&quot;;[.I15]-[.H16];[.I15]+[.H16])" office:value-type="float" office:value="1078024.8876" calcext:value-type="float">
            <text:p>1078024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5T21:20:36.835869425</dc:date>
    <meta:editing-duration>PT1H24M49S</meta:editing-duration>
    <meta:editing-cycles>4</meta:editing-cycles>
    <meta:generator>LibreOffice/5.1.6.2$Linux_X86_64 LibreOffice_project/10m0$Build-2</meta:generator>
    <meta:document-statistic meta:table-count="1" meta:cell-count="131" meta:object-count="0"/>
  </office:meta>
</office:document-meta>
</file>